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ExtraRowSet.writeRow( List cell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tfExtraRowSet.addTable( RtfTable tbl , int rowIndex , int x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sitionedCell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edCel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raRow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edCell.PositionedCell( RtfTableCell c , int index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ExtraRowSet.writeRtfCont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tfExtraRowSet.allCellsEmpty( List cel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tfExtraRowSet.addRow( RtfTableRow row , int rowIndex , int x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sitionedCell.compareTo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tfExtraRowSet.getParentITableColumns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raRowSet.createExtraCell( int rowIndex , int xOffset , int cellWidth , RtfAttributes parentCell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ExtraRowSet.setParentITableColumnsInfo( ITableColumnsInfo parentITableColumns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raRowSet.RtfExtraRowSet(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